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bcc" draw:textarea-horizontal-align="justify" draw:textarea-vertical-align="middle" draw:auto-grow-height="false" fo:min-height="1.548cm" fo:min-width="1.928cm"/>
    </style:style>
    <style:style style:name="gr2" style:family="graphic" style:parent-style-name="standard">
      <style:graphic-properties svg:stroke-color="#000000" draw:fill-color="#bee3d3" draw:textarea-horizontal-align="justify" draw:textarea-vertical-align="middle" draw:auto-grow-height="false" fo:min-height="0.512cm" fo:min-width="3.42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4.326cm"/>
    </style:style>
    <style:style style:name="gr5" style:family="graphic" style:parent-style-name="standard">
      <style:graphic-properties svg:stroke-color="#000000" draw:fill-color="#fffbcc" draw:textarea-horizontal-align="justify" draw:textarea-vertical-align="middle" draw:auto-grow-height="false" fo:min-height="1.021cm" fo:min-width="2.448cm"/>
    </style:style>
    <style:style style:name="gr6" style:family="graphic" style:parent-style-name="standard">
      <style:graphic-properties svg:stroke-color="#000000" draw:fill-color="#fffbcc" draw:textarea-horizontal-align="justify" draw:textarea-vertical-align="middle" draw:auto-grow-height="false" fo:min-height="0.865cm" fo:min-width="2.534cm"/>
    </style:style>
    <style:style style:name="gr7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2.636cm"/>
    </style:style>
    <style:style style:name="gr8" style:family="graphic" style:parent-style-name="standard">
      <style:graphic-properties svg:stroke-color="#000000" draw:fill-color="#fffbcc" draw:textarea-horizontal-align="justify" draw:textarea-vertical-align="middle" draw:auto-grow-height="false" fo:min-height="1.192cm" fo:min-width="2.459cm"/>
    </style:style>
    <style:style style:name="gr9" style:family="graphic" style:parent-style-name="standard">
      <style:graphic-properties svg:stroke-color="#000000" draw:fill-color="#fcd4d1" draw:textarea-horizontal-align="justify" draw:textarea-vertical-align="middle" draw:auto-grow-height="false" fo:min-height="1.373cm" fo:min-width="3.43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bce4e5" draw:textarea-horizontal-align="justify" draw:textarea-vertical-align="middle" draw:auto-grow-height="false" fo:min-height="0.166cm" fo:min-width="0.234cm" fo:padding-top="0.139cm" fo:padding-bottom="0.139cm" fo:padding-left="0.264cm" fo:padding-right="0.264cm"/>
    </style:style>
    <style:style style:name="gr11" style:family="graphic" style:parent-style-name="standard">
      <style:graphic-properties svg:stroke-color="#000000" draw:fill-color="#fffbcc" draw:textarea-horizontal-align="justify" draw:textarea-vertical-align="middle" draw:auto-grow-height="false" fo:min-height="1.332cm" fo:min-width="2.576cm"/>
    </style:style>
    <style:style style:name="gr12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3.422cm"/>
    </style:style>
    <style:style style:name="gr13" style:family="graphic" style:parent-style-name="standard">
      <style:graphic-properties svg:stroke-color="#000000" draw:fill-color="#bee3d3" draw:textarea-horizontal-align="justify" draw:textarea-vertical-align="middle" draw:auto-grow-height="false" fo:min-height="0.147cm" fo:min-width="0.426cm"/>
    </style:style>
    <style:style style:name="gr14" style:family="graphic" style:parent-style-name="standard">
      <style:graphic-properties svg:stroke-color="#000000" draw:fill-color="#adc5e7" draw:textarea-horizontal-align="justify" draw:textarea-vertical-align="middle" draw:auto-grow-height="false" fo:min-height="0.148cm" fo:min-width="0.426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147cm" fo:min-width="0.426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bce4e5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148cm" fo:min-width="0.073cm"/>
    </style:style>
    <style:style style:name="gr18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512cm"/>
    </style:style>
    <style:style style:name="gr20" style:family="graphic" style:parent-style-name="standard">
      <style:graphic-properties draw:stroke="none" svg:stroke-color="#000000" draw:fill="none" draw:fill-color="#ffffff" fo:min-height="0.412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675cm" fo:min-width="9.759cm" fo:padding-top="0.139cm" fo:padding-bottom="0.139cm" fo:padding-left="0.264cm" fo:padding-right="0.264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 style:list-style-name="L1">
      <style:graphic-properties svg:stroke-color="#000000" draw:fill-color="#fffbcc" draw:textarea-horizontal-align="justify" draw:textarea-vertical-align="middle" draw:auto-grow-height="false" fo:min-height="2.413cm" fo:min-width="3.36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1.19cm" fo:min-width="2.318cm"/>
    </style:style>
    <style:style style:name="gr2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2.708cm"/>
    </style:style>
    <style:style style:name="gr27" style:family="graphic" style:parent-style-name="standard">
      <style:graphic-properties svg:stroke-color="#000000" draw:fill-color="#bcaed5" draw:textarea-horizontal-align="justify" draw:textarea-vertical-align="middle" draw:auto-grow-height="false" fo:min-height="1.474cm" fo:min-width="2.636cm"/>
    </style:style>
    <style:style style:name="gr28" style:family="graphic" style:parent-style-name="standard">
      <style:graphic-properties svg:stroke-color="#000000" draw:fill-color="#fffbcc" draw:textarea-horizontal-align="justify" draw:textarea-vertical-align="middle" draw:auto-grow-height="false" fo:min-height="1.656cm" fo:min-width="2.955cm"/>
    </style:style>
    <style:style style:name="gr29" style:family="graphic" style:parent-style-name="standard">
      <style:graphic-properties draw:stroke="none" svg:stroke-color="#000000" draw:fill="none" draw:fill-color="#ffffff" fo:min-height="0cm"/>
    </style:style>
    <style:style style:name="gr30" style:family="graphic" style:parent-style-name="standard">
      <style:graphic-properties svg:stroke-color="#000000" draw:fill-color="#fffbcc" draw:textarea-horizontal-align="justify" draw:textarea-vertical-align="middle" draw:auto-grow-height="false" fo:min-height="1.656cm" fo:min-width="1.955cm"/>
    </style:style>
    <style:style style:name="gr31" style:family="graphic" style:parent-style-name="standard">
      <style:graphic-properties svg:stroke-color="#000000" draw:fill-color="#bcaed5" draw:textarea-horizontal-align="justify" draw:textarea-vertical-align="middle" draw:auto-grow-height="false" fo:min-height="1.342cm" fo:min-width="4.23cm"/>
    </style:style>
    <style:style style:name="gr32" style:family="graphic" style:parent-style-name="standard" style:list-style-name="L1">
      <style:graphic-properties svg:stroke-color="#000000" draw:fill-color="#fcd4d1" draw:textarea-horizontal-align="justify" draw:textarea-vertical-align="middle" draw:auto-grow-height="false" fo:min-height="2.036cm" fo:min-width="3.43cm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0.449cm" fo:min-width="0.39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35" style:family="graphic" style:parent-style-name="standard">
      <style:graphic-properties svg:stroke-color="#000000" draw:fill-color="#bcaed5" draw:textarea-horizontal-align="justify" draw:textarea-vertical-align="middle" draw:auto-grow-height="false" fo:min-height="0.593cm" fo:min-width="6.963cm"/>
    </style:style>
    <style:style style:name="gr36" style:family="graphic" style:parent-style-name="standard">
      <style:graphic-properties draw:fill="none" draw:fill-color="#729fcf" draw:textarea-horizontal-align="justify" draw:textarea-vertical-align="middle" draw:auto-grow-height="false" fo:min-height="4.83cm" fo:min-width="4.961cm"/>
    </style:style>
    <style:style style:name="gr37" style:family="graphic" style:parent-style-name="standard">
      <style:graphic-properties svg:stroke-color="#000000" draw:fill-color="#fffbcc" draw:textarea-horizontal-align="justify" draw:textarea-vertical-align="middle" draw:auto-grow-height="false" fo:min-height="1.656cm" fo:min-width="1.968cm"/>
    </style:style>
    <style:style style:name="gr38" style:family="graphic" style:parent-style-name="standard">
      <style:graphic-properties svg:stroke-color="#000000" draw:fill-color="#bcaed5" draw:textarea-horizontal-align="justify" draw:textarea-vertical-align="middle" draw:auto-grow-height="false" fo:min-height="1.274cm" fo:min-width="2.929cm" fo:wrap-option="wrap"/>
    </style:style>
    <style:style style:name="gr39" style:family="graphic" style:parent-style-name="standard">
      <style:graphic-properties svg:stroke-color="#000000" draw:fill-color="#bcaed5" draw:textarea-horizontal-align="justify" draw:textarea-vertical-align="middle" draw:auto-grow-height="false" fo:min-height="0.512cm" fo:min-width="3.771cm"/>
    </style:style>
    <style:style style:name="gr40" style:family="graphic" style:parent-style-name="standard">
      <style:graphic-properties svg:stroke-width="0.028cm" svg:stroke-color="#000000" draw:marker-start-width="0.242cm" draw:marker-end-width="0.242cm" draw:fill-color="#bce4e5" draw:textarea-horizontal-align="justify" draw:textarea-vertical-align="middle" draw:auto-grow-height="false" fo:min-height="0.166cm" fo:min-width="0.558cm" fo:padding-top="0.139cm" fo:padding-bottom="0.139cm" fo:padding-left="0.264cm" fo:padding-right="0.264cm"/>
    </style:style>
    <style:style style:name="gr41" style:family="graphic" style:parent-style-name="standard">
      <style:graphic-properties svg:stroke-color="#000000" draw:fill-color="#bcaed5" draw:textarea-horizontal-align="justify" draw:textarea-vertical-align="middle" draw:auto-grow-height="false" fo:min-height="0.915cm" fo:min-width="1.098cm"/>
    </style:style>
    <style:style style:name="gr42" style:family="graphic" style:parent-style-name="standard">
      <style:graphic-properties svg:stroke-color="#000000" draw:fill-color="#bcaed5" draw:textarea-horizontal-align="justify" draw:textarea-vertical-align="middle" draw:auto-grow-height="false" fo:min-height="0.512cm" fo:min-width="3.422cm"/>
    </style:style>
    <style:style style:name="P1" style:family="paragraph">
      <style:paragraph-properties fo:text-align="center"/>
    </style:style>
    <style:style style:name="P2" style:family="paragraph">
      <loext:graphic-properties draw:fill-color="#fffbcc"/>
      <style:paragraph-properties fo:text-align="center"/>
    </style:style>
    <style:style style:name="P3" style:family="paragraph">
      <loext:graphic-properties draw:fill-color="#bee3d3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adc5e7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fcd4d1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-color="#bce4e5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.4cm" fo:margin-bottom="0.4cm" fo:line-height="100%" fo:text-align="center" fo:text-indent="0cm"/>
    </style:style>
    <style:style style:name="P10" style:family="paragraph">
      <loext:graphic-properties draw:fill-color="#fffbcc"/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bcaed5"/>
      <style:paragraph-properties fo:text-align="center"/>
      <style:text-properties fo:color="#9d85be" fo:font-size="11pt" fo:font-weight="bold" style:font-size-asian="11pt" style:font-weight-asian="bold" style:font-size-complex="11pt" style:font-weight-complex="bold"/>
    </style:style>
    <style:style style:name="P13" style:family="paragraph">
      <style:paragraph-properties fo:text-align="center"/>
      <style:text-properties fo:color="#ffffff"/>
    </style:style>
    <style:style style:name="P14" style:family="paragraph">
      <loext:graphic-properties draw:fill-color="#000000"/>
      <style:paragraph-properties fo:text-align="center"/>
      <style:text-properties fo:color="#ffffff"/>
    </style:style>
    <style:style style:name="P15" style:family="paragraph">
      <style:paragraph-properties fo:margin-left="0cm" fo:margin-right="0cm" fo:margin-top="0.3cm" fo:margin-bottom="0.3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bcaed5"/>
      <style:paragraph-properties fo:text-align="center"/>
      <style:text-properties fo:font-size="11pt" style:font-size-asian="11pt" style:font-size-complex="11pt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fcd4d1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-color="#dddddd"/>
      <style:paragraph-properties fo:text-align="center"/>
    </style:style>
    <style:style style:name="P20" style:family="paragraph">
      <style:paragraph-properties fo:text-align="center"/>
      <style:text-properties fo:color="#eeeeee"/>
    </style:style>
    <style:style style:name="P21" style:family="paragraph">
      <loext:graphic-properties draw:fill-color="#000000"/>
      <style:paragraph-properties fo:text-align="center"/>
      <style:text-properties fo:color="#eeeeee"/>
    </style:style>
    <style:style style:name="P22" style:family="paragraph">
      <loext:graphic-properties draw:fill="none" draw:fill-color="#729fcf"/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loext:graphic-properties draw:fill-color="#bcaed5"/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64cm" svg:height="1.797cm" svg:x="2.016cm" svg:y="1.235cm">
          <text:p text:style-name="P1"><text:span text:style-name="T1">D</text:span><text:span text:style-name="T1">S</text:span><text:span text:style-name="T1">T</text:span><text:span text:style-name="T1"> </text:span><text:span text:style-name="T1">o</text:span><text:span text:style-name="T1">r </text:span><text:span text:style-name="T1">S</text:span><text:span text:style-name="T1">k</text:span><text:span text:style-name="T1">i</text:span><text:span text:style-name="T1">m</text:span><text:span text:style-name="T1"> </text:span><text:span text:style-name="T1">fi</text:span><text:span text:style-name="T1">l</text:span><text:span text:style-name="T1">e</text:span><text:span text:style-name="T1">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3" xml:id="id2" draw:id="id2" draw:layer="layout" svg:width="3.922cm" svg:height="0.762cm" svg:x="2.095cm" svg:y="3.862cm">
          <text:p text:style-name="P1"><text:span text:style-name="T1">monitorRead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4.048cm" svg:y1="3.032cm" svg:x2="4.056cm" svg:y2="3.862cm" draw:start-shape="id1" draw:end-shape="id2" svg:d="M4048 3032v501l8-172v501" svg:viewBox="0 0 9 831">
          <text:p/>
        </draw:connector>
        <draw:custom-shape draw:style-name="gr4" draw:text-style-name="P5" xml:id="id14" draw:id="id14" draw:layer="layout" svg:width="4.826cm" svg:height="0.762cm" svg:x="8.747cm" svg:y="5.191cm">
          <text:p text:style-name="P1"><text:span text:style-name="T1">datasetOrganize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3" draw:id="id3" draw:layer="layout" svg:width="4.936cm" svg:height="1.27cm" draw:transform="skewX (0.0385717764690747) translate (13.32cm 6.402cm)">
          <text:p text:style-name="P1"><text:span text:style-name="T1">outdat.${dataset}/</text:span></text:p>
          <text:p text:style-name="P1"><text:span text:style-name="T1">data_table.dat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2" xml:id="id15" draw:id="id15" draw:layer="layout" svg:width="5.08cm" svg:height="1.114cm" svg:x="3.194cm" svg:y="6.734cm">
          <text:p text:style-name="P1"><text:span text:style-name="T1">outmon.${dataset}/</text:span></text:p>
          <text:p text:style-name="P1"><text:span text:style-name="T1">monitor_${run}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5" xml:id="id4" draw:id="id4" draw:layer="layout" svg:width="3.136cm" svg:height="0.762cm" svg:x="10.733cm" svg:y="9.363cm">
          <text:p text:style-name="P1"><text:span text:style-name="T1">qaPlot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6" draw:id="id6" draw:layer="layout" svg:width="4.953cm" svg:height="1.441cm" svg:x="9.815cm" svg:y="11.024cm">
          <text:p text:style-name="P1"><text:span text:style-name="T1">outmon${dataset}/</text:span></text:p>
          <text:p text:style-name="P1"><text:span text:style-name="T1">monitorElec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" draw:text-style-name="P6" xml:id="id5" draw:id="id5" draw:layer="layout" svg:width="3.93cm" svg:height="1.623cm" svg:x="16.286cm" svg:y="9.763cm">
          <text:p text:style-name="P1"><text:span text:style-name="T1">Create / edit</text:span></text:p>
          <text:p text:style-name="P1"><text:span text:style-name="T1">epochs.${dataset}.txt</text:span></text:p>
          <text:p text:style-name="P1"><text:span text:style-name="T1">(see mkTree.sh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15.739cm" svg:y1="7.672cm" svg:x2="12.301cm" svg:y2="9.363cm" draw:start-shape="id3" draw:start-glue-point="6" draw:end-shape="id4" draw:end-glue-point="4" svg:d="M15739 7672v502l-3438 688v501" svg:viewBox="0 0 3439 1692">
          <text:p/>
        </draw:connector>
        <draw:connector draw:style-name="gr3" draw:text-style-name="P4" draw:layer="layout" draw:type="lines" svg:x1="15.739cm" svg:y1="7.672cm" svg:x2="18.251cm" svg:y2="9.763cm" draw:start-shape="id3" draw:start-glue-point="6" draw:end-shape="id5" draw:end-glue-point="4" svg:d="M15739 7672v502l2512 1087v502" svg:viewBox="0 0 2513 2092">
          <text:p/>
        </draw:connector>
        <draw:connector draw:style-name="gr3" draw:text-style-name="P4" draw:layer="layout" draw:type="lines" svg:x1="12.301cm" svg:y1="10.125cm" svg:x2="12.292cm" svg:y2="11.024cm" draw:start-shape="id4" draw:start-glue-point="6" draw:end-shape="id6" draw:end-glue-point="4" svg:d="M12301 10125v502l-9-105v502" svg:viewBox="0 0 10 900">
          <text:p/>
        </draw:connector>
        <draw:connector draw:style-name="gr3" draw:text-style-name="P4" draw:layer="layout" draw:type="lines" svg:x1="12.292cm" svg:y1="12.465cm" svg:x2="13.481cm" svg:y2="13.715cm" draw:start-shape="id6" draw:start-glue-point="6" draw:end-shape="id7" draw:end-glue-point="4" svg:d="M12292 12465v501l1189 248v501" svg:viewBox="0 0 1190 1251">
          <text:p/>
        </draw:connector>
        <draw:connector draw:style-name="gr3" draw:text-style-name="P4" draw:layer="layout" draw:type="lines" svg:x1="18.251cm" svg:y1="11.386cm" svg:x2="13.481cm" svg:y2="13.715cm" draw:start-shape="id5" draw:start-glue-point="6" draw:end-shape="id7" draw:end-glue-point="4" svg:d="M18251 11386v501l-4770 1327v501" svg:viewBox="0 0 4771 2330">
          <text:p/>
        </draw:connector>
        <draw:g xml:id="id8" draw:id="id8">
          <draw:custom-shape draw:style-name="gr7" draw:text-style-name="P5" xml:id="id7" draw:id="id7" draw:layer="layout" svg:width="3.136cm" svg:height="0.762cm" svg:x="11.913cm" svg:y="13.715cm">
            <text:p text:style-name="P1"><text:span text:style-name="T1">qaCut.groov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7" xml:id="id12" draw:id="id12" draw:layer="layout" svg:width="1.524cm" svg:height="0.889cm" svg:x="12.676cm" svg:y="14.477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1" draw:text-style-name="P2" xml:id="id9" draw:id="id9" draw:layer="layout" svg:width="5.148cm" svg:height="1.581cm" svg:x="14.543cm" svg:y="15.459cm">
          <text:p text:style-name="P1"><text:span text:style-name="T1">outdat.${dataset}/</text:span></text:p>
          <text:p text:style-name="P1"><text:span text:style-name="T1">qaTree.js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lines" svg:x1="13.481cm" svg:y1="15.366cm" svg:x2="14.543cm" svg:y2="16.25cm" draw:start-shape="id8" draw:start-glue-point="2" draw:end-shape="id9" draw:end-glue-point="5" svg:d="M13481 15366v514l561 370h501" svg:viewBox="0 0 1063 885">
          <text:p/>
        </draw:connector>
        <draw:g xml:id="id16" draw:id="id16">
          <draw:custom-shape draw:style-name="gr12" draw:text-style-name="P5" draw:layer="layout" svg:width="3.922cm" svg:height="0.762cm" svg:x="3.759cm" svg:y="9.39cm">
            <text:p text:style-name="P1"><text:span text:style-name="T1">monitorPlot.gro</text:span><text:span text:style-name="T1">ov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7" xml:id="id10" draw:id="id10" draw:layer="layout" svg:width="1.524cm" svg:height="0.889cm" svg:x="5.062cm" svg:y="10.171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2" draw:text-style-name="P5" xml:id="id17" draw:id="id17" draw:layer="layout" svg:width="3.922cm" svg:height="0.762cm" svg:x="3.876cm" svg:y="18.842cm">
          <text:p text:style-name="P1"><text:span text:style-name="T1">deployTimeline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5.824cm" svg:y1="11.06cm" svg:x2="5.841cm" svg:y2="16.418cm" draw:start-shape="id10" draw:start-glue-point="6" draw:end-shape="id11" draw:end-glue-point="4" svg:d="M5824 11060v515l17 4341v502" svg:viewBox="0 0 18 5359">
          <text:p/>
        </draw:connector>
        <draw:connector draw:style-name="gr3" draw:text-style-name="P4" draw:layer="layout" draw:type="lines" svg:x1="13.438cm" svg:y1="15.366cm" svg:x2="5.841cm" svg:y2="16.418cm" draw:start-shape="id12" draw:start-glue-point="6" draw:end-shape="id11" draw:end-glue-point="4" svg:d="M13438 15366v514l-7597 36v502" svg:viewBox="0 0 7598 1053">
          <text:p/>
        </draw:connector>
        <draw:g>
          <draw:custom-shape draw:style-name="gr13" draw:text-style-name="P3" draw:layer="layout" svg:width="0.926cm" svg:height="0.397cm" svg:x="1.569cm" svg:y="22.77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4" draw:text-style-name="P5" draw:layer="layout" svg:width="0.926cm" svg:height="0.398cm" svg:x="1.557cm" svg:y="23.41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5" draw:text-style-name="P6" draw:layer="layout" svg:width="0.926cm" svg:height="0.397cm" svg:x="1.569cm" svg:y="24.02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6" draw:text-style-name="P7" draw:layer="layout" svg:width="0.694cm" svg:height="0.504cm" svg:x="1.792cm" svg:y="24.753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7" draw:text-style-name="P2" draw:layer="layout" svg:width="0.959cm" svg:height="0.397cm" svg:x="1.565cm" svg:y="22.209cm">
            <text:p/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line draw:style-name="gr3" draw:text-style-name="P4" draw:layer="layout" svg:x1="1.689cm" svg:y1="25.716cm" svg:x2="2.737cm" svg:y2="25.716cm">
            <text:p/>
          </draw:line>
          <draw:line draw:style-name="gr18" draw:text-style-name="P4" draw:layer="layout" svg:x1="1.689cm" svg:y1="26.416cm" svg:x2="2.737cm" svg:y2="26.416cm">
            <text:p/>
          </draw:line>
          <draw:frame draw:style-name="gr19" draw:text-style-name="P8" draw:layer="layout" svg:width="4.064cm" svg:height="0.762cm" svg:x="3.032cm" svg:y="22.082cm">
            <draw:text-box>
              <text:p><text:span text:style-name="T2">d</text:span><text:span text:style-name="T2">a</text:span><text:span text:style-name="T2">t</text:span><text:span text:style-name="T2">a</text:span><text:span text:style-name="T2"> </text:span><text:span text:style-name="T2">f</text:span><text:span text:style-name="T2">i</text:span><text:span text:style-name="T2">l</text:span><text:span text:style-name="T2">e</text:span></text:p>
            </draw:text-box>
          </draw:frame>
          <draw:frame draw:style-name="gr20" draw:text-style-name="P8" draw:layer="layout" svg:width="8.001cm" svg:height="0.662cm" svg:x="3.032cm" svg:y="22.682cm">
            <draw:text-box>
              <text:p><text:span text:style-name="T2">run by exeSlurm.</text:span><text:span text:style-name="T2">${dataset}.sh </text:span><text:span text:style-name="T2">(uses Slurm)</text:span></text:p>
            </draw:text-box>
          </draw:frame>
          <draw:frame draw:style-name="gr20" draw:text-style-name="P8" draw:layer="layout" svg:width="8.001cm" svg:height="0.662cm" svg:x="3.033cm" svg:y="23.282cm">
            <draw:text-box>
              <text:p><text:span text:style-name="T2">run by exeTimeline.</text:span><text:span text:style-name="T2">${dataset}.sh</text:span></text:p>
            </draw:text-box>
          </draw:frame>
          <draw:frame draw:style-name="gr20" draw:text-style-name="P8" draw:layer="layout" svg:width="8.001cm" svg:height="0.662cm" svg:x="3.034cm" svg:y="23.882cm">
            <draw:text-box>
              <text:p><text:span text:style-name="T2">run manually</text:span></text:p>
            </draw:text-box>
          </draw:frame>
          <draw:frame draw:style-name="gr20" draw:text-style-name="P8" draw:layer="layout" svg:width="8.001cm" svg:height="0.662cm" svg:x="3.035cm" svg:y="24.582cm">
            <draw:text-box>
              <text:p><text:span text:style-name="T2">denotes </text:span><text:span text:style-name="T2">generation of </text:span><text:span text:style-name="T2">timeline hipo files</text:span></text:p>
            </draw:text-box>
          </draw:frame>
          <draw:frame draw:style-name="gr20" draw:text-style-name="P8" draw:layer="layout" svg:width="8.001cm" svg:height="0.662cm" svg:x="3.036cm" svg:y="25.382cm">
            <draw:text-box>
              <text:p><text:span text:style-name="T2">operational path</text:span></text:p>
            </draw:text-box>
          </draw:frame>
          <draw:frame draw:style-name="gr20" draw:text-style-name="P8" draw:layer="layout" svg:width="8.001cm" svg:height="0.662cm" svg:x="3.037cm" svg:y="26.082cm">
            <draw:text-box>
              <text:p><text:span text:style-name="T2">de</text:span><text:span text:style-name="T2">pr</text:span><text:span text:style-name="T2">ec</text:span><text:span text:style-name="T2">at</text:span><text:span text:style-name="T2">ed </text:span><text:span text:style-name="T2">pa</text:span><text:span text:style-name="T2">th</text:span></text:p>
            </draw:text-box>
          </draw:frame>
          <draw:custom-shape draw:style-name="gr21" draw:text-style-name="P4" draw:layer="layout" svg:width="10.287cm" svg:height="4.953cm" svg:x="1cm" svg:y="21.95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127cm" svg:height="0.001cm" svg:x="12.176cm" svg:y="25.384cm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xml:id="id13" draw:id="id13" draw:layer="layout" svg:width="6.477cm" svg:height="2.662cm" svg:x="7.931cm" svg:y="1.254cm">
          <text:p text:style-name="P9"><text:span text:style-name="T3">outdat/data_table_${run}.dat</text:span></text:p>
          <text:p text:style-name="P9"><text:span text:style-name="T3">outmon/monitor_${run}.dat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lines" svg:x1="6.017cm" svg:y1="4.243cm" svg:x2="7.931cm" svg:y2="2.585cm" draw:start-shape="id2" draw:start-glue-point="7" draw:end-shape="id13" svg:d="M6017 4243h502l910-1658h502" svg:viewBox="0 0 1915 1659">
          <text:p/>
        </draw:connector>
        <draw:connector draw:style-name="gr3" draw:text-style-name="P4" draw:layer="layout" draw:type="lines" svg:x1="11.17cm" svg:y1="3.916cm" svg:x2="11.16cm" svg:y2="5.191cm" draw:start-shape="id13" draw:start-glue-point="6" draw:end-shape="id14" draw:end-glue-point="4" svg:d="M11170 3916v502l-10 272v501" svg:viewBox="0 0 11 1276">
          <text:p/>
        </draw:connector>
        <draw:connector draw:style-name="gr3" draw:text-style-name="P4" draw:layer="layout" draw:type="lines" svg:x1="8.747cm" svg:y1="5.572cm" svg:x2="5.734cm" svg:y2="6.734cm" draw:start-shape="id14" draw:start-glue-point="5" draw:end-shape="id15" draw:end-glue-point="4" svg:d="M8747 5572h-501l-2512 661v501" svg:viewBox="0 0 3014 1163">
          <text:p/>
        </draw:connector>
        <draw:connector draw:style-name="gr3" draw:text-style-name="P4" draw:layer="layout" draw:type="lines" svg:x1="13.573cm" svg:y1="5.572cm" svg:x2="15.788cm" svg:y2="6.402cm" draw:start-shape="id14" draw:start-glue-point="7" draw:end-shape="id3" svg:d="M13573 5572h502l1713 329v501" svg:viewBox="0 0 2216 831">
          <text:p/>
        </draw:connector>
        <draw:connector draw:style-name="gr3" draw:text-style-name="P4" draw:layer="layout" draw:type="lines" svg:x1="5.734cm" svg:y1="7.848cm" svg:x2="5.72cm" svg:y2="9.39cm" draw:start-shape="id15" draw:start-glue-point="6" draw:end-shape="id16" draw:end-glue-point="0" svg:d="M5734 7848v502l-14 539v501" svg:viewBox="0 0 15 1543">
          <text:p/>
        </draw:connector>
        <draw:custom-shape draw:style-name="gr11" draw:text-style-name="P2" xml:id="id11" draw:id="id11" draw:layer="layout" svg:width="5.148cm" svg:height="1.581cm" svg:x="3.267cm" svg:y="16.418cm">
          <text:p text:style-name="P1"><text:span text:style-name="T1">outmon.${dataset}/</text:span></text:p>
          <text:p text:style-name="P1"><text:span text:style-name="T1">${timeline}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lines" svg:x1="5.841cm" svg:y1="17.999cm" svg:x2="5.837cm" svg:y2="18.842cm" draw:start-shape="id11" draw:start-glue-point="6" draw:end-shape="id17" draw:end-glue-point="4" svg:d="M5841 17999v501l-4-159v501" svg:viewBox="0 0 5 844">
          <text:p/>
        </draw:connector>
        <draw:custom-shape draw:style-name="gr24" draw:text-style-name="P12" xml:id="id18" draw:id="id18" draw:layer="layout" svg:width="2.818cm" svg:height="1.44cm" svg:x="15.689cm" svg:y="18.815cm">
          <text:p text:style-name="P11"><text:span text:style-name="T4">cd QA</text:span></text:p>
          <text:p text:style-name="P11"><text:span text:style-name="T5">(next page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4" draw:layer="layout" draw:type="line" svg:x1="17.117cm" svg:y1="17.04cm" svg:x2="17.098cm" svg:y2="18.815cm" draw:start-shape="id9" draw:start-glue-point="6" draw:end-shape="id18" draw:end-glue-point="4" svg:d="M17117 17040l-19 1775" svg:viewBox="0 0 20 1776">
          <text:p/>
        </draw:connector>
        <draw:line draw:style-name="gr25" draw:text-style-name="P4" draw:layer="layout" svg:x1="17.129cm" svg:y1="20.239cm" svg:x2="17.129cm" svg:y2="26.781cm">
          <text:p/>
        </draw:line>
        <draw:custom-shape draw:style-name="gr26" draw:text-style-name="P14" xml:id="id19" draw:id="id19" draw:layer="layout" svg:width="3.556cm" svg:height="0.635cm" svg:x="4.075cm" svg:y="20.512cm">
          <text:p text:style-name="P13"><text:span text:style-name="T6">www dev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draw:type="line" svg:x1="5.837cm" svg:y1="19.604cm" svg:x2="5.853cm" svg:y2="20.512cm" draw:start-shape="id17" draw:start-glue-point="6" draw:end-shape="id19" draw:end-glue-point="4" svg:d="M5837 19604l16 908" svg:viewBox="0 0 17 909">
          <text:p/>
        </draw:connector>
      </draw:page>
      <draw:page draw:name="page2" draw:style-name="dp1" draw:master-page-name="Default">
        <draw:custom-shape draw:style-name="gr27" draw:text-style-name="P16" xml:id="id21" draw:id="id21" draw:layer="layout" svg:width="3.136cm" svg:height="1.724cm" svg:x="15.893cm" svg:y="6.461cm">
          <text:p text:style-name="P15"><text:span text:style-name="T1">cd QA</text:span></text:p>
          <text:p text:style-name="P15"><text:span text:style-name="T1">import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" xml:id="id20" draw:id="id20" draw:layer="layout" svg:width="5.783cm" svg:height="1.905cm" svg:x="14.02cm" svg:y="3.135cm">
          <text:p text:style-name="P1"><text:span text:style-name="T1">../outdat.$</text:span><text:span text:style-name="T1">{dataset}/</text:span></text:p>
          <text:p text:style-name="P1"><text:span text:style-name="T1">qaTree.json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frame draw:style-name="gr29" draw:text-style-name="P8" draw:layer="layout" svg:width="10.668cm" svg:height="0.962cm" svg:x="1.762cm" svg:y="1.208cm">
          <draw:text-box>
            <text:p>Scripts from QA subdirectory</text:p>
          </draw:text-box>
        </draw:frame>
        <draw:custom-shape draw:style-name="gr30" draw:text-style-name="P2" xml:id="id23" draw:id="id23" draw:layer="layout" svg:width="4.109cm" svg:height="1.905cm" svg:x="9.212cm" svg:y="7.78cm">
          <text:p text:style-name="P1"><text:span text:style-name="T1">qa</text:span><text:span text:style-name="T1">.$</text:span><text:span text:style-name="T1">{d</text:span><text:span text:style-name="T1">at</text:span><text:span text:style-name="T1">as</text:span><text:span text:style-name="T1">et}</text:span><text:span text:style-name="T1">/</text:span></text:p>
          <text:p text:style-name="P1"><text:span text:style-name="T1">qa</text:span><text:span text:style-name="T1">Tr</text:span><text:span text:style-name="T1">ee</text:span><text:span text:style-name="T1">.js</text:span><text:span text:style-name="T1">on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30" draw:text-style-name="P2" xml:id="id24" draw:id="id24" draw:layer="layout" svg:width="4.109cm" svg:height="1.905cm" svg:x="9.221cm" svg:y="9.825cm">
          <text:p text:style-name="P1"><text:span text:style-name="T1">../outdat.${dataset}/</text:span></text:p>
          <text:p text:style-name="P1"><text:span text:style-name="T1">qaTable.dat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31" draw:text-style-name="P16" xml:id="id22" draw:id="id22" draw:layer="layout" svg:width="4.73cm" svg:height="1.592cm" svg:x="15.101cm" svg:y="9.268cm">
          <text:p text:style-name="P1"><text:span text:style-name="T1">parseQAtree.gro</text:span><text:span text:style-name="T1">ovy</text:span></text:p>
          <text:p text:style-name="P1"><text:span text:style-name="T1">(called </text:span><text:span text:style-name="T1">automatically!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16.912cm" svg:y1="5.04cm" svg:x2="17.461cm" svg:y2="6.461cm" draw:start-shape="id20" draw:start-glue-point="6" draw:end-shape="id21" draw:end-glue-point="4" svg:d="M16912 5040v501l549 419v501" svg:viewBox="0 0 550 1422">
          <text:p/>
        </draw:connector>
        <draw:connector draw:style-name="gr3" draw:text-style-name="P4" draw:layer="layout" draw:type="lines" svg:x1="17.461cm" svg:y1="8.185cm" svg:x2="17.466cm" svg:y2="9.268cm" draw:start-shape="id21" draw:start-glue-point="6" draw:end-shape="id22" draw:end-glue-point="0" svg:d="M17461 8185v502l5 80v501" svg:viewBox="0 0 6 1084">
          <text:p/>
        </draw:connector>
        <draw:connector draw:style-name="gr3" draw:text-style-name="P4" draw:layer="layout" draw:type="lines" svg:x1="15.893cm" svg:y1="7.323cm" svg:x2="13.321cm" svg:y2="8.732cm" draw:start-shape="id21" draw:start-glue-point="5" draw:end-shape="id23" svg:d="M15893 7323h-501l-1570 1409h-501" svg:viewBox="0 0 2573 1410">
          <text:p/>
        </draw:connector>
        <draw:connector draw:style-name="gr3" draw:text-style-name="P4" draw:layer="layout" draw:type="lines" svg:x1="15.101cm" svg:y1="10.064cm" svg:x2="13.33cm" svg:y2="10.778cm" draw:start-shape="id22" draw:start-glue-point="5" draw:end-shape="id24" draw:end-glue-point="7" svg:d="M15101 10064h-501l-769 714h-501" svg:viewBox="0 0 1772 715">
          <text:p/>
        </draw:connector>
        <draw:custom-shape draw:style-name="gr32" draw:text-style-name="P18" xml:id="id25" draw:id="id25" draw:layer="layout" svg:width="3.93cm" svg:height="2.286cm" svg:x="3.801cm" svg:y="8.736cm">
          <text:p text:style-name="P17"><text:span text:style-name="T2">Manual inspection</text:span></text:p>
          <text:p text:style-name="P17"><text:span text:style-name="T2">- view qaTable.dat</text:span></text:p>
          <text:p text:style-name="P17"><text:span text:style-name="T2">- view online </text:span><text:span text:style-name="T2">monitor</text:span></text:p>
          <text:p text:style-name="P17"><text:span text:style-name="T2">- use lookup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9" xml:id="id26" draw:id="id26" draw:layer="layout" svg:width="1.778cm" svg:height="1.397cm" svg:x="1.227cm" svg:y="9.178cm">
          <text:p text:style-name="P1"><text:span text:style-name="T7">edi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4" draw:text-style-name="P21" xml:id="id27" draw:id="id27" draw:layer="layout" svg:width="0.508cm" svg:height="0.508cm" svg:x="1.87cm" svg:y="8.674cm">
          <text:p text:style-name="P20"><text:span text:style-name="T7">Y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34" draw:text-style-name="P21" xml:id="id32" draw:id="id32" draw:layer="layout" svg:width="0.508cm" svg:height="0.508cm" svg:x="1.833cm" svg:y="10.647cm">
          <text:p text:style-name="P20"><text:span text:style-name="T7">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5" draw:text-style-name="P16" xml:id="id28" draw:id="id28" draw:layer="layout" svg:width="7.463cm" svg:height="0.843cm" svg:x="1.508cm" svg:y="5.699cm">
          <text:p text:style-name="P1"><text:span text:style-name="T1">modifyQaT</text:span><text:span text:style-name="T1">ree.groovy </text:span><text:span text:style-name="T1">[desired </text:span><text:span text:style-name="T1">edits]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6" draw:text-style-name="P22" xml:id="id29" draw:id="id29" draw:layer="layout" svg:width="5.461cm" svg:height="5.08cm" svg:x="8.733cm" svg:y="7.32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xml:id="id30" draw:id="id30" draw:layer="layout" svg:width="4.13cm" svg:height="1.905cm" svg:x="8.501cm" svg:y="3.032cm">
          <text:p text:style-name="P1"><text:span text:style-name="T1">qa.${dataset}/</text:span></text:p>
          <text:p text:style-name="P1"><text:span text:style-name="T1">qaTree.json.*.bak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38" draw:text-style-name="P24" xml:id="id31" draw:id="id31" draw:layer="layout" svg:width="3.429cm" svg:height="1.524cm" svg:x="3.848cm" svg:y="3.232cm">
          <text:p text:style-name="P23"><text:span text:style-name="T1">if needed, revert </text:span></text:p>
          <text:p text:style-name="P23"><text:span text:style-name="T1">modification with undo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3.801cm" svg:y1="9.879cm" svg:x2="3.005cm" svg:y2="9.877cm" draw:start-shape="id25" draw:start-glue-point="5" draw:end-shape="id26" draw:end-glue-point="7" svg:d="M3801 9879l-796-2" svg:viewBox="0 0 797 3">
          <text:p/>
        </draw:connector>
        <draw:line draw:style-name="gr3" draw:text-style-name="P4" draw:layer="layout" svg:x1="16.94cm" svg:y1="1cm" svg:x2="16.94cm" svg:y2="3.032cm">
          <text:p/>
        </draw:line>
        <draw:connector draw:style-name="gr3" draw:text-style-name="P4" draw:layer="layout" draw:line-skew="-0.208cm" svg:x1="2.124cm" svg:y1="8.674cm" svg:x2="5.239cm" svg:y2="6.542cm" draw:start-shape="id27" draw:start-glue-point="4" draw:end-shape="id28" svg:d="M2124 8674v-1274h3115v-858" svg:viewBox="0 0 3116 2133">
          <text:p/>
        </draw:connector>
        <draw:connector draw:style-name="gr3" draw:text-style-name="P4" draw:layer="layout" draw:type="line" svg:x1="8.733cm" svg:y1="9.861cm" svg:x2="7.731cm" svg:y2="9.879cm" draw:start-shape="id29" draw:start-glue-point="3" draw:end-shape="id25" draw:end-glue-point="7" svg:d="M8733 9861l-1002 18" svg:viewBox="0 0 1003 19">
          <text:p/>
        </draw:connector>
        <draw:connector draw:style-name="gr3" draw:text-style-name="P4" draw:layer="layout" draw:type="lines" draw:line-skew="0.799cm" svg:x1="8.971cm" svg:y1="6.121cm" svg:x2="10.566cm" svg:y2="4.937cm" draw:start-shape="id28" draw:start-glue-point="7" draw:end-shape="id30" draw:end-glue-point="6" svg:d="M8971 6121h1300l295-683v-501" svg:viewBox="0 0 1596 1185">
          <text:p/>
        </draw:connector>
        <draw:connector draw:style-name="gr3" draw:text-style-name="P4" draw:layer="layout" draw:type="lines" draw:line-skew="0.799cm" svg:x1="8.971cm" svg:y1="6.121cm" svg:x2="11.463cm" svg:y2="7.321cm" draw:start-shape="id28" draw:start-glue-point="7" draw:end-shape="id29" svg:d="M8971 6121h1300l1192 699v501" svg:viewBox="0 0 2493 1201">
          <text:p/>
        </draw:connector>
        <draw:connector draw:style-name="gr3" draw:text-style-name="P4" draw:layer="layout" draw:type="line" svg:x1="8.501cm" svg:y1="3.985cm" svg:x2="7.277cm" svg:y2="3.994cm" draw:start-shape="id30" draw:start-glue-point="5" draw:end-shape="id31" draw:end-glue-point="7" svg:d="M8501 3985l-1224 9" svg:viewBox="0 0 1225 10">
          <text:p/>
        </draw:connector>
        <draw:g xml:id="id34" draw:id="id34">
          <draw:custom-shape draw:style-name="gr39" draw:text-style-name="P16" draw:layer="layout" svg:width="4.271cm" svg:height="0.762cm" svg:x="9.347cm" svg:y="14.954cm">
            <text:p text:style-name="P1"><text:span text:style-name="T1">exeQAtimelines.s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0" draw:text-style-name="P7" draw:layer="layout" svg:width="2.171cm" svg:height="0.889cm" svg:x="10.386cm" svg:y="15.716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1" draw:text-style-name="P2" xml:id="id36" draw:id="id36" draw:layer="layout" svg:width="5.148cm" svg:height="1.581cm" svg:x="11.684cm" svg:y="17.907cm">
          <text:p text:style-name="P1"><text:span text:style-name="T1">outdat.$</text:span><text:span text:style-name="T1">{dataset}/</text:span></text:p>
          <text:p text:style-name="P1"><text:span text:style-name="T1">qaTree.json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11" draw:text-style-name="P2" xml:id="id35" draw:id="id35" draw:layer="layout" svg:width="5.148cm" svg:height="1.581cm" svg:x="6.051cm" svg:y="17.911cm">
          <text:p text:style-name="P1"><text:span text:style-name="T1">outmon.$</text:span><text:span text:style-name="T1">{dataset}.qa/</text:span></text:p>
          <text:p text:style-name="P1"><text:span text:style-name="T1">${timeline}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1" draw:text-style-name="P16" xml:id="id33" draw:id="id33" draw:layer="layout" svg:width="1.598cm" svg:height="1.165cm" svg:x="4.875cm" svg:y="12.473cm">
          <text:p text:style-name="P1"><text:span text:style-name="T1">cd ..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4" draw:layer="layout" draw:type="lines" svg:x1="2.087cm" svg:y1="11.155cm" svg:x2="4.875cm" svg:y2="13.055cm" draw:start-shape="id32" draw:start-glue-point="8" draw:end-shape="id33" svg:d="M2087 11155v502l2287 1398h501" svg:viewBox="0 0 2789 1901">
          <text:p/>
        </draw:connector>
        <draw:connector draw:style-name="gr3" draw:text-style-name="P4" draw:layer="layout" draw:type="lines" draw:line-skew="0cm -0.88cm" svg:x1="6.473cm" svg:y1="13.056cm" svg:x2="11.482cm" svg:y2="14.954cm" draw:start-shape="id33" draw:start-glue-point="7" draw:end-shape="id34" draw:end-glue-point="0" svg:d="M6473 13056h502l4507 517v1381" svg:viewBox="0 0 5010 1899">
          <text:p/>
        </draw:connector>
        <draw:connector draw:style-name="gr3" draw:text-style-name="P4" draw:layer="layout" draw:type="line" svg:x1="11.463cm" svg:y1="12.401cm" svg:x2="11.482cm" svg:y2="14.954cm" draw:start-shape="id29" draw:start-glue-point="2" draw:end-shape="id34" draw:end-glue-point="0" svg:d="M11463 12401l19 2553" svg:viewBox="0 0 20 2554">
          <text:p/>
        </draw:connector>
        <draw:connector draw:style-name="gr3" draw:text-style-name="P4" draw:layer="layout" svg:x1="11.482cm" svg:y1="16.605cm" svg:x2="8.625cm" svg:y2="17.911cm" draw:start-shape="id34" draw:start-glue-point="2" draw:end-shape="id35" draw:end-glue-point="4" svg:d="M11482 16605v659h-2857v647" svg:viewBox="0 0 2858 1307">
          <text:p/>
        </draw:connector>
        <draw:connector draw:style-name="gr3" draw:text-style-name="P4" draw:layer="layout" svg:x1="11.482cm" svg:y1="16.605cm" svg:x2="14.258cm" svg:y2="17.907cm" draw:start-shape="id34" draw:start-glue-point="2" draw:end-shape="id36" draw:end-glue-point="4" svg:d="M11482 16605v657h2776v645" svg:viewBox="0 0 2777 1303">
          <text:p/>
        </draw:connector>
        <draw:custom-shape draw:style-name="gr42" draw:text-style-name="P16" xml:id="id37" draw:id="id37" draw:layer="layout" svg:width="3.922cm" svg:height="0.762cm" svg:x="6.677cm" svg:y="20.643cm">
          <text:p text:style-name="P1"><text:span text:style-name="T1">de</text:span><text:span text:style-name="T1">pl</text:span><text:span text:style-name="T1">oy</text:span><text:span text:style-name="T1">Ti</text:span><text:span text:style-name="T1">m</text:span><text:span text:style-name="T1">eli</text:span><text:span text:style-name="T1">ne</text:span><text:span text:style-name="T1">s.</text:span><text:span text:style-name="T1">sh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6" draw:text-style-name="P14" xml:id="id38" draw:id="id38" draw:layer="layout" svg:width="3.556cm" svg:height="0.635cm" svg:x="6.876cm" svg:y="22.313cm">
          <text:p text:style-name="P13"><text:span text:style-name="T6">www dev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draw:type="line" svg:x1="8.638cm" svg:y1="21.405cm" svg:x2="8.654cm" svg:y2="22.313cm" draw:start-shape="id37" draw:start-glue-point="6" draw:end-shape="id38" draw:end-glue-point="4" svg:d="M8638 21405l16 908" svg:viewBox="0 0 17 909">
          <text:p/>
        </draw:connector>
        <draw:custom-shape draw:style-name="gr42" draw:text-style-name="P16" xml:id="id39" draw:id="id39" draw:layer="layout" svg:width="3.922cm" svg:height="0.762cm" svg:x="12.294cm" svg:y="22.302cm">
          <text:p text:style-name="P1"><text:span text:style-name="T1">r</text:span><text:span text:style-name="T1">e</text:span><text:span text:style-name="T1">l</text:span><text:span text:style-name="T1">e</text:span><text:span text:style-name="T1">a</text:span><text:span text:style-name="T1">s</text:span><text:span text:style-name="T1">e</text:span><text:span text:style-name="T1">T</text:span><text:span text:style-name="T1">i</text:span><text:span text:style-name="T1">m</text:span><text:span text:style-name="T1">e</text:span><text:span text:style-name="T1">l</text:span><text:span text:style-name="T1">i</text:span><text:span text:style-name="T1">n</text:span><text:span text:style-name="T1">e</text:span><text:span text:style-name="T1">s</text:span><text:span text:style-name="T1">.</text:span><text:span text:style-name="T1">s</text:span><text:span text:style-name="T1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4" xml:id="id40" draw:id="id40" draw:layer="layout" svg:width="3.556cm" svg:height="0.635cm" svg:x="12.473cm" svg:y="24.818cm">
          <text:p text:style-name="P13"><text:span text:style-name="T6">www releas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draw:type="line" svg:x1="8.625cm" svg:y1="19.492cm" svg:x2="8.638cm" svg:y2="20.643cm" draw:start-shape="id35" draw:start-glue-point="6" draw:end-shape="id37" draw:end-glue-point="4" svg:d="M8625 19492l13 1151" svg:viewBox="0 0 14 1152">
          <text:p/>
        </draw:connector>
        <draw:connector draw:style-name="gr3" draw:text-style-name="P4" draw:layer="layout" svg:x1="10.599cm" svg:y1="21.024cm" svg:x2="14.255cm" svg:y2="22.302cm" draw:start-shape="id37" draw:start-glue-point="7" draw:end-shape="id39" draw:end-glue-point="4" svg:d="M10599 21024h3656v1278" svg:viewBox="0 0 3657 1279">
          <text:p/>
        </draw:connector>
        <draw:connector draw:style-name="gr3" draw:text-style-name="P4" draw:layer="layout" draw:type="line" svg:x1="14.258cm" svg:y1="19.488cm" svg:x2="14.255cm" svg:y2="22.302cm" draw:start-shape="id36" draw:start-glue-point="6" draw:end-shape="id39" draw:end-glue-point="4" svg:d="M14258 19488l-3 2814" svg:viewBox="0 0 4 2815">
          <text:p/>
        </draw:connector>
        <draw:connector draw:style-name="gr3" draw:text-style-name="P4" draw:layer="layout" draw:type="line" svg:x1="14.255cm" svg:y1="23.064cm" svg:x2="14.251cm" svg:y2="24.818cm" draw:start-shape="id39" draw:start-glue-point="6" draw:end-shape="id40" svg:d="M14255 23064l-4 1754" svg:viewBox="0 0 5 1755">
          <text:p/>
        </draw:connector>
        <draw:connector draw:style-name="gr3" draw:text-style-name="P4" draw:layer="layout" draw:type="line" svg:x1="14.251cm" svg:y1="24.818cm" svg:x2="14.251cm" svg:y2="24.818cm" draw:start-shape="id40" draw:end-shape="id40" svg:d="M14251 24818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0T14:22:48.827032479</meta:creation-date>
    <dc:date>2020-04-05T00:16:45.519130605</dc:date>
    <meta:editing-duration>PT1H55M7S</meta:editing-duration>
    <meta:editing-cycles>25</meta:editing-cycles>
    <meta:generator>LibreOffice/6.0.7.3$Linux_X86_64 LibreOffice_project/00m0$Build-3</meta:generator>
    <meta:document-statistic meta:object-count="101"/>
  </office:meta>
</office:document-meta>
</file>